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FC000011B66F3D91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eep Calm" fo:font-size="10pt" officeooo:rsid="0018589d" officeooo:paragraph-rsid="0018589d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Keep Calm" fo:font-size="30pt" officeooo:rsid="0018eee1" officeooo:paragraph-rsid="0018eee1" style:font-size-asian="26.25pt" style:font-size-complex="30pt"/>
    </style:style>
    <style:style style:name="P3" style:family="paragraph" style:parent-style-name="Standard">
      <style:paragraph-properties fo:text-align="center" style:justify-single-word="false"/>
      <style:text-properties style:font-name="Keep Calm" fo:font-size="60pt" officeooo:rsid="001b37e6" officeooo:paragraph-rsid="001b37e6" style:font-size-asian="60pt" style:font-size-complex="60pt"/>
    </style:style>
    <style:style style:name="T1" style:family="text">
      <style:text-properties officeooo:rsid="0019f5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oisement</text:p>
      <text:p text:style-name="P2"/>
      <text:p text:style-name="P1"><draw:frame draw:style-name="fr1" draw:name="Image1" text:anchor-type="paragraph" svg:width="128.78mm" svg:height="228.46mm" draw:z-index="0"><draw:image xlink:href="Pictures/10000201000009FC000011B66F3D91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Keep Calm" svg:font-family="'Keep Ca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6:36:16.136219000</meta:creation-date>
    <meta:print-date>2015-07-15T17:44:11.630648000</meta:print-date>
    <dc:date>2015-07-15T17:44:47.684762000</dc:date>
    <meta:editing-duration>PT21M34S</meta:editing-duration>
    <meta:editing-cycles>7</meta:editing-cycles>
    <meta:generator>LibreOffice/4.4.3.2$MacOSX_X86_64 LibreOffice_project/88805f81e9fe61362df02b9941de8e38a9b5fd16</meta:generator>
    <meta:document-statistic meta:table-count="0" meta:image-count="1" meta:object-count="0" meta:page-count="1" meta:paragraph-count="1" meta:word-count="1" meta:character-count="10" meta:non-whitespace-character-count="10"/>
  </office:meta>
</office:document-meta>
</file>